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Checkbox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SelectManyCheckbox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DisabledClass( String dis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Layout( String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lectManyCheckbox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EnabledClass( String en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Tag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